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office:automatic-styles>
  <office:body>
    <office:text>
      <text:p text:style-name="Normal">INTRO - Alê</text:p>
      <text:p text:style-name="Normal"/>
      <text:p text:style-name="Normal">Simondon - Individuação e Transdução</text:p>
      <text:p text:style-name="Normal"/>
      <text:p text:style-name="Normal">Novas problemáticas - rearticular a relação entre humanos e técnica, entre seres viventes e não-viventes.</text:p>
      <text:p text:style-name="Normal"/>
      <text:p text:style-name="Normal">A obra artística é criada - necessita de um criador particular. A obra técnica será descoberta.</text:p>
      <text:p text:style-name="Normal"/>
      <text:p text:style-name="Normal">A cultura está na causa.</text:p>
      <text:p text:style-name="Normal"/>
      <text:p text:style-name="Normal">NOVAES</text:p>
      <text:p text:style-name="Normal"/>
      <text:p text:style-name="Normal">Introdução ao Simondon. Primeiro momento. Simondon vai ser mais estudado pra frente. Não tem muita tradução. Vai ser muito discutido ainda.</text:p>
      <text:p text:style-name="Normal"/>
      <text:p text:style-name="Normal">Traduzindo na lata.</text:p>
      <text:p text:style-name="Normal"/>
      <text:p text:style-name="Normal">MetaReciclagem, laptop de 100 dólares.</text:p>
      <text:p text:style-name="Normal"/>
      <text:p text:style-name="Normal">Questão ecológica, de lixo.</text:p>
      <text:p text:style-name="Normal"/>
      <text:p text:style-name="Normal">Mais tarde, se der tempo:</text:p>
      <text:p text:style-name="Normal">Rádio analógico faz 100 anos; falar sobre a evolução das práticas e da legislação do rádio e pensar nesse momento atual da digitalização.</text:p>
      <text:p text:style-name="Normal"/>
      <text:p text:style-name="Normal">Simondon:</text:p>
      <text:p text:style-name="Normal"/>
      <text:p text:style-name="Normal">Tradução direta do francês:</text:p>
      <text:p text:style-name="Normal"/>
      <text:p text:style-name="Normal">Sobre o modo de existência dos objetos técnicos (introdução)</text:p>
      <text:p text:style-name="Normal"/>
      <text:p text:style-name="Normal">Esse estudo é animado pela intenção de suscitar uma tomada de consciência sobre o sentido dos objetos técnicos. A cultura é constituída como um sistema de defesa contra as técnicas. Ora, essa defesa se apresenta como uma defesa do homem, supondo que os objetos técnicos não contêm nenhuma realidade humana. Nós gostaríamos de mostrar que a cultura ignora na realidade técnica uma realidade humana e que, para ter o seu papel completo, a cultura deve incorporar os seres técnicso sob forma de conhecimento, de sentido e de valores. A tomada de consci6encia dos modos de exist6encia dos objetos técnicos deve ser efetuada por um pensamento filosófico, diz Simondon, que tem a preencher com essa obra um dever análogo àquele que teve a filosofia para a abolição da escravidão e a afirmação do valor da pessoa humana. A oposição endereçada entre a técnica e a cultura, entre o homem e a máquina, é falsa e sem fundamento. Ela não recobre senão ignorancia ou ressentimento. Ela mascara, por detrás de fácil humanismo, uma realidade rica em esforços humanos e em forças naturais, e que constitui o mundo dos objetos técnicos, mediadores entre a natureza e o homem. A cultura se conduz para com o objeto técnico, como um homem no exterior, quando se deixa afetar pela xenofobia primitiva. O misXXXX orientado contra as máquinsa não é tanto ódio ao novo, que recusa a realidade estrangeita. Ora, esse estrangeiro é <text:s/>ainda humano e a cultura completa é aquela que permite descobrir o estrangeiro enquanto humano. Da mesma forma, a máquina é um estrangieor. É entrangeitra naquilo que ela encerra de hunmano: desconhecido, materializado, subserviente, mas restando contudo do humano. A mais forte causa de alienação com relação ao mundo contemporâneo reside nesse desconhecimento da máquina, quenão não é uma alienação caiusada pela ,máquina, mas por un não conhecimento de sua natureza e de sua essência, pela ausência absoltua do mundo das significações (da máquina) e por sua omissão no quadsro de valroes e dos conceitos que fazem parte da cultura. A cultura está desequilibrada porque ela reconhece certos objetos como objeto estético, e dá a ele o direito de cidadania no mundo das significações, enquanto ela rejeita outros objetos, em particular os objetos técnicos no mundo de sua estrutura, em que não possui nenhuma significação, somente um uso, uma função útil. Diante dessa recusa defensiva pronunciada por uma cultura parcial, os homens que conhecem os obkjetos técnicos e sentem sua significação procuram justificar seu julgamente dando ao objeto técnicpo um único status atualmente valorizado fora daquele do objeto estético, ou seka, de onbjeto sagrado. Então, nasce um tecnicismo...</text:p>
      <text:p text:style-name="Normal"/>
      <text:p text:style-name="Normal">Novaes: vou parar pra dar uma pegada disso, que é a intrpoduçãoi.</text:p>
      <text:p text:style-name="Normal"/>
      <text:p text:style-name="Normal">Ele tá tratando de uma visão que seria aversária à da tecnofobia, justamente, que coloca como alguém de fora, que é até romantica. Ele tá encarando os objetos técnicos como parte da cultura, como parte do humano, e nesse sentido eu quero chegar no lixo mesmo, que é de onde vem um pouco a idéia de reciclagem. Pra pensar aquilo que o mbraz colocou da gambiarra que parte muito da matéria do lixo. Muitas vezes falar de reciclagem é como se estivesse tratando do problema do lixo, pegando o lixo e reintroduzindo ele no sistema. Quando na verdade é justamente o contrário: o ato de reciclagem é de retomar o humano e com a possibilidade da reciclagem colocar esse humano fora do ssistema, não dentro. A reciclagem não é um processo de reinserção, de reutilização. Avançando já no Simondon, reciclagem é resgatar o humano que está presente em todo esse lixo tecnológico colocado aí, que não é lixo. Porque na verdade é isso que se faz. O humano joga fora tudo que ele tem, ele não fia com nada. Não só no sentido consumista. Com o que ele fica? Ele joga fora as relações humanas, joga fora... então tudo isso é o lixo. E reciclar é pegar tudo isso que o hjumano joga fora e voltar. E tem a via material e a via imaterial. Tentando trazer aqui pra pensar como tá associada essa idéia de lixo a uma não-humanidade mas é aquilo que a gente tira da gente o tempo todo. Coisas humanas relações humanasa, dignidade humana.</text:p>
      <text:p text:style-name="Normal"/>
      <text:p text:style-name="Normal">ALE: intro - fala de uma diuferenciação de objeto estético e objeto técnico</text:p>
      <text:p text:style-name="Normal"/>
      <text:p text:style-name="Normal">9S: ele tenta bater essa distinção</text:p>
      <text:p text:style-name="Normal"/>
      <text:p text:style-name="Normal">ALE: porque o objeto estético já é assumido como uma coisa humana que se entra na cultura na cultura sem essa resistencia, a xenofobia que o obj tecnico tem. E os técnicos, pessoas que entendem o sign do onbj tecnico acabam criando uma divindade <text:s/>em torno desse obj tec pra que aí ele tenha esse valor estético e seja aceito na cultura</text:p>
      <text:p text:style-name="Normal"/>
      <text:p text:style-name="Normal">9S aí que tá. A distinção entre objeto est e ob tec é clara. Na verdade ele não é estético. Se ele fosse estético, aí sim teria sentido. Colocar que o set-top box da TV digital pode ser um objeto estético, quer dizer, é um objeto estético embaixo da televisão, ou do lado. O que se coloca é que ele na verdade não é um objeto estético, ele não tem nada além da sua utilidade, que é uma caixinha preta feita pra decodificar o sinal,; que não tem nada senão utilidade. O que ele fala: que ele tem utilidade, e aí ver a história do SIMONDON que vai pensar todo o processo de abstração... Vou usar o exemplo da caixa preta da TV digital porque a gente tá agora vivendo esse processo. A caixa preta TV digital está sendo fechada, todo o processo de INDIVIDUAÇÃO, quer dizer, de tornar o fechamento das funções, a questão estética, tá acontcenceo agora. Só que a população não sabe nada a respeito, ela vai tratar isso como objeto sagrado, perpetuar a relação.</text:p>
      <text:p text:style-name="Normal"/>
      <text:p text:style-name="Normal">ALE: vc diria que a TV em si é um obj est já na nossa cultura?</text:p>
      <text:p text:style-name="Normal"/>
      <text:p text:style-name="Normal">9S: não, justamente ela não tá.</text:p>
      <text:p text:style-name="Normal"/>
      <text:p text:style-name="Normal">ALE: só a tv, não o set-top box.</text:p>
      <text:p text:style-name="Normal"/>
      <text:p text:style-name="Normal">9S: Mas aí cê tá falando de automatismo e eu tÔ tentando puxar dispositivos. O automatismo pressupõe isso, que a máquina vai funcionar... A midia por exemplo, entender a midia como dispostivo e não como automatismo  é voce entender que voce pode utilizar o radio e a TV pra fazer outras coisas que não projetar os seus conteúdos pra disputar hegemonia de identidades, sei lá. o que quer que seja. É um pouco isso, que pro SIMONDNO não é acaso, é a tal da margem de indeterminação.</text:p>
      <text:p text:style-name="Normal"/>
      <text:p text:style-name="Normal">Vai ficar hiperlinks e a gente vai puxando</text:p>
      <text:p text:style-name="Normal"/>
      <text:p text:style-name="Normal">ALE: diálogo, isso aí</text:p>
      <text:p text:style-name="Normal"/>
      <text:p text:style-name="Normal">9S: pra pensar também paralelo entre simpondon e Soft livre, interessante tb. nessa relação da evolução do obj. tecnic. Vale fazer o histórico, a parte dpo texto que publicamos na lista do meta, que fala da idéia do progresso ténico. Enquanto o artesão tinha lá o objetos, pegava a ferramenta - distinção entre ferramenta e instrumento também é importante, também uma pergunta que orlou quando o stalkter tava aqui. A distinção do Simondon: ferramente é extensão do gesto. Martelo, XXX que tá incorporada no gesto. A evolução é acompanhada de um melhoramento do gesto. Vc sente que tá mais eficiente, quando a ferramenta tá melhor. O progresso é sentido no corpo. O instrumento tira do gesto, tira do corpo essa percepção so bre o progresso. Instrumentos, como microscópio, TV, ninguém sabe como funciona. Ele muda a percepção. Expande a percepção. Por isso é parte do humano, muda os próprios sentidos, a sensibilidade. Simondon escreveu muito sobre sensibilidade. </text:p>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office:font-face-decls>
  <office:styles>
    <style:style style:name="Normal" style:family="paragraph">
      <style:paragraph-properties fo:text-align="left" fo:background-color="transparent" fo:widows="2" fo:margin-left="0pt" fo:margin-right="0pt" fo:margin-top="0pt" fo:margin-bottom="0pt"/>
      <style:text-properties fo:color="#000000" style:font-name="Times New Roman" fo:font-size="12pt" fo:language="en" fo:country="US"/>
    </style:style>
  </office:styles>
  <office:automatic-styles>
    <style:page-layout style:name="Standard">
      <style:page-layout-properties fo:page-width="8.500000in" fo:page-height="11.000000in" style:print-orientation="portrait" fo:margin-top="0.5in" fo:margin-bottom="0.5in" fo:margin-left="1.000000in" fo:margin-right="1.000000in"/>
      <style:header-style>
        <style:header-footer-properties svg:height="1.270000cm"/>
      </style:header-style>
      <style:footer-style>
        <style:header-footer-properties svg:height="1.270000cm"/>
      </style:footer-style>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